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ce5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Requête simple le minimum de clé étrangère (uniquement user+job_type)</text:p>
          </table:table-cell>
          <table:covered-table-cell table:number-columns-repeated="4" table:style-name="Default"/>
          <table:table-cell/>
          <table:table-cell table:style-name="ce6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</text:p>
            <text:p>       -10M →</text:p>
            <text:p>Temps d’affichage de la requête vide : </text:p>
            <text:p>       -00.00005 secondes</text:p>
            <text:p>Requête pour connaître la taille de la DB :</text:p>
            <text:p>        -SELECT pg_size_pretty(pg_database_size('QuChemPedIADB'))</text:p>
            <text:p>Valeur de test prises au hasard :</text:p>
            <text:p>id_log : 13000</text:p>
            <text:p>homo_alpha_energy : -4.7796797840325</text:p>
            <text:p>InChi : InChI=1S/CH2Cl2/c2-1-3/h1H2</text:p>
          </table:table-cell>
          <table:covered-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10 K</text:p>
          </table:table-cell>
          <table:table-cell office:value-type="string" calcext:value-type="string">
            <text:p>100K 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10 M</text:p>
          </table:table-cell>
          <table: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urée de la requête sur le champ ID</text:p>
          </table:table-cell>
          <table:table-cell office:value-type="float" office:value="0.008127" calcext:value-type="float">
            <text:p>0,008127</text:p>
          </table:table-cell>
          <table:table-cell office:value-type="float" office:value="0.008568" calcext:value-type="float">
            <text:p>0,008568</text:p>
          </table:table-cell>
          <table:table-cell table:number-columns-repeated="3"/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durée de la requête sur le champ HOMO</text:p>
          </table:table-cell>
          <table:table-cell table:style-name="ce4" office:value-type="float" office:value="0.012667" calcext:value-type="float">
            <text:p>0,012667</text:p>
          </table:table-cell>
          <table:table-cell office:value-type="float" office:value="0.054416" calcext:value-type="float">
            <text:p>0,05441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urée de la requête sur le champ InChi</text:p>
          </table:table-cell>
          <table:table-cell office:value-type="float" office:value="0.024002" calcext:value-type="float">
            <text:p>0,024002</text:p>
          </table:table-cell>
          <table:table-cell office:value-type="float" office:value="0.18193" calcext:value-type="float">
            <text:p>0,18193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fférence ID</text:p>
          </table:table-cell>
          <table:table-cell table:formula="of:=[.C4]-[.C4]" office:value-type="float" office:value="0" calcext:value-type="float">
            <text:p>0</text:p>
          </table:table-cell>
          <table:table-cell table:formula="of:=[.D4]-[.C4]" office:value-type="float" office:value="0.000441" calcext:value-type="float">
            <text:p>0,000441</text:p>
          </table:table-cell>
          <table:table-cell table:formula="of:=[.E4]-[.D4]" office:value-type="float" office:value="-0.008568" calcext:value-type="float">
            <text:p>-0,008568</text:p>
          </table:table-cell>
          <table:table-cell table:formula="of:=[.F4]-[.E4]"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fférence HOMO</text:p>
          </table:table-cell>
          <table:table-cell table:formula="of:=[.C5]-[.C5]" office:value-type="float" office:value="0" calcext:value-type="float">
            <text:p>0</text:p>
          </table:table-cell>
          <table:table-cell table:formula="of:=[.D5]-[.C5]" office:value-type="float" office:value="0.041749" calcext:value-type="float">
            <text:p>0,041749</text:p>
          </table:table-cell>
          <table:table-cell table:formula="of:=[.E5]-[.D5]" office:value-type="float" office:value="-0.054416" calcext:value-type="float">
            <text:p>-0,054416</text:p>
          </table:table-cell>
          <table:table-cell table:formula="of:=[.F5]-[.E5]"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fférence InChi</text:p>
          </table:table-cell>
          <table:table-cell table:formula="of:=[.C6]-[.C6]" office:value-type="float" office:value="0" calcext:value-type="float">
            <text:p>0</text:p>
          </table:table-cell>
          <table:table-cell table:formula="of:=[.D6]-[.C6]" office:value-type="float" office:value="0.157928" calcext:value-type="float">
            <text:p>0,157928</text:p>
          </table:table-cell>
          <table:table-cell table:formula="of:=[.E6]-[.D6]" office:value-type="float" office:value="-0.18193" calcext:value-type="float">
            <text:p>-0,18193</text:p>
          </table:table-cell>
          <table:table-cell table:formula="of:=[.F6]-[.E6]"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covered-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Requete simple avec le minimum de clé étrangère (uniquement user+job_type)</text:p>
          </table:table-cell>
          <table:covered-table-cell table:number-columns-repeated="4"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10 K</text:p>
          </table:table-cell>
          <table:table-cell office:value-type="string" calcext:value-type="string">
            <text:p>100K 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urée de la requête sur le champ ID</text:p>
          </table:table-cell>
          <table:table-cell table:number-columns-repeated="5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urée de la requête sur le champ HOMO</text:p>
          </table:table-cell>
          <table:table-cell table:number-columns-repeated="5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urée de la requête sur le champ InChi</text:p>
          </table:table-cell>
          <table:table-cell table:number-columns-repeated="5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fférence ID</text:p>
          </table:table-cell>
          <table:table-cell table:formula="of:=[.C14]-[.C14]" office:value-type="float" office:value="0" calcext:value-type="float">
            <text:p>0</text:p>
          </table:table-cell>
          <table:table-cell table:formula="of:=[.D14]-[.C14]" office:value-type="float" office:value="0" calcext:value-type="float">
            <text:p>0</text:p>
          </table:table-cell>
          <table:table-cell table:formula="of:=[.E14]-[.D14]" office:value-type="float" office:value="0" calcext:value-type="float">
            <text:p>0</text:p>
          </table:table-cell>
          <table:table-cell table:formula="of:=[.F14]-[.E14]"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fférence HOMO</text:p>
          </table:table-cell>
          <table:table-cell table:formula="of:=[.C15]-[.C15]" office:value-type="float" office:value="0" calcext:value-type="float">
            <text:p>0</text:p>
          </table:table-cell>
          <table:table-cell table:formula="of:=[.D15]-[.C15]" office:value-type="float" office:value="0" calcext:value-type="float">
            <text:p>0</text:p>
          </table:table-cell>
          <table:table-cell table:formula="of:=[.E15]-[.D15]" office:value-type="float" office:value="0" calcext:value-type="float">
            <text:p>0</text:p>
          </table:table-cell>
          <table:table-cell table:formula="of:=[.F15]-[.E15]" office:value-type="float" office:value="0" calcext:value-type="float">
            <text:p>0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fférence InChi</text:p>
          </table:table-cell>
          <table:table-cell table:formula="of:=[.C16]-[.C16]" office:value-type="float" office:value="0" calcext:value-type="float">
            <text:p>0</text:p>
          </table:table-cell>
          <table:table-cell table:formula="of:=[.D16]-[.C16]" office:value-type="float" office:value="0" calcext:value-type="float">
            <text:p>0</text:p>
          </table:table-cell>
          <table:table-cell table:formula="of:=[.E16]-[.D16]" office:value-type="float" office:value="0" calcext:value-type="float">
            <text:p>0</text:p>
          </table:table-cell>
          <table:table-cell table:formula="of:=[.F16]-[.E16]" office:value-type="float" office:value="0" calcext:value-type="float">
            <text:p>0</text:p>
          </table:table-cell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0:42:17.150768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00:39.647820342</meta:creation-date>
    <meta:generator>LibreOffice/5.1.6.2$Linux_X86_64 LibreOffice_project/10m0$Build-2</meta:generator>
    <dc:date>2018-04-27T10:42:59.148665832</dc:date>
    <meta:editing-duration>PT3H38M28S</meta:editing-duration>
    <meta:editing-cycles>13</meta:editing-cycles>
    <meta:document-statistic meta:table-count="1" meta:cell-count="53" meta:object-count="0"/>
  </office:meta>
</office:document-meta>
</file>